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Typography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“The art and technique of arranging type to make written language most appealing to learning <text:line-break/>and recognition”</text:p>
            <text:p/>
            <text:p>-wikipedi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ypograph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nt pairing</text:p>
              </text:list-item>
              <text:list-item>
                <text:p>Line-length</text:p>
              </text:list-item>
              <text:list-item>
                <text:p>Tracking</text:p>
              </text:list-item>
              <text:list-item>
                <text:p>Leading</text:p>
              </text:list-item>
              <text:list-item>
                <text:p>Kerning</text:p>
              </text:list-item>
              <text:list-item>
                <text:p>Font 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Font Pairing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Limit amount of fonts to no more then 3</text:p>
            <text:p>Try combos of serif with sans serif</text:p>
            <text:p/>
            <text:p><text:a xlink:href="http://blog.canva.com/the-ultimate-guide-to-font-pairing/">http://blog.canva.com/the-ultimate-guide-to-font-pairing/</text:a></text:p>
            <text:p><text:a xlink:href="http://www.typography.com/techniques/">http://www.typography.com/techniques/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ne Lengt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deal line length is 45-75 characters</text:p>
              </text:list-item>
              <text:list-item>
                <text:p>66 is considered optimal</text:p>
              </text:list-item>
              <text:list-item>
                <text:p>Try to contain paragraphs to this range</text:p>
              </text:list-item>
              <text:list-item>
                <text:p>User your media queries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Tracking<text:tab/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he space between letters</text:p>
            <text:p>In CSS/Sass, it's called 'letter-spacing'</text:p>
            <text:p/>
            <text:p>p{</text:p>
            <text:p><text:tab/>letter-spacing: 1px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Leading</text:p>
          </draw:text-box>
        </draw:frame>
        <draw:frame presentation:style-name="pr2" draw:layer="layout" svg:width="25.199cm" svg:height="13.859cm" svg:x="1.4cm" svg:y="4.914cm" presentation:class="subtitle">
          <draw:text-box>
            <text:p>Is the space between lines of text. In CSS/Scss this is called 'line-height'</text:p>
            <text:p/>
            <text:p>p{</text:p>
            <text:p><text:tab/>Line-height: 1.5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rning</text:p>
          </draw:text-box>
        </draw:frame>
        <draw:frame presentation:style-name="pr2" draw:layer="layout" svg:width="25.199cm" svg:height="16.086cm" svg:x="1.4cm" svg:y="4.914cm" presentation:class="subtitle" presentation:user-transformed="true">
          <draw:text-box>
            <text:p>Space between letter sets. It's not fully supported by browsers yet, but we can start using it. </text:p>
            <text:p>p {</text:p>
            <text:p><text:s text:c="2"/>text-rendering: optimizeLegibility;</text:p>
            <text:p><text:s text:c="2"/>font-feature-settings: "kern";</text:p>
            <text:p><text:s text:c="2"/>-webkit-font-feature-settings: "kern";</text:p>
            <text:p><text:s text:c="2"/>-moz-font-feature-settings: "kern";</text:p>
            <text:p><text:s text:c="2"/>-moz-font-feature-settings: "kern=1";</text:p>
            <text:p>}</text:p>
            <text:p>http://blog.typekit.com/2014/02/05/kerning-on-the-web/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Font sources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User's local machine</text:p>
            <text:p>@font-face</text:p>
            <text:p>Typekit or other third party JS service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discussed font pairing</text:p>
              </text:list-item>
              <text:list-item>
                <text:p>Optimal line-length</text:p>
              </text:list-item>
              <text:list-item>
                <text:p>Tracking or letter-spacing</text:p>
              </text:list-item>
              <text:list-item>
                <text:p>Leading or line-height</text:p>
              </text:list-item>
              <text:list-item>
                <text:p>Kerning, although not fully supported</text:p>
              </text:list-item>
              <text:list-item>
                <text:p>Where to pull your font files fr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bin" style:font-style-name="Regular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8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609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abin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32pt" style:language-asian="zh" style:country-asian="CN" style:font-style-asian="normal" style:font-weight-asian="normal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 draw:fit-to-contour="tru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Cabin" style:font-style-name="Regular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8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abin" style:font-style-name="Regular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8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Kivikoski</meta:initial-creator>
    <meta:creation-date>2014-09-28T14:59:51</meta:creation-date>
    <meta:editing-duration>PT6H46M4S</meta:editing-duration>
    <meta:editing-cycles>29</meta:editing-cycles>
    <dc:date>2014-09-29T21:22:27</dc:date>
    <meta:generator>OpenOffice.org/3.4.1$Unix OpenOffice.org_project/341m1$Build-9593</meta:generator>
    <meta:document-statistic meta:object-count="57"/>
  </office:meta>
</office:document-meta>
</file>